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26a8" officeooo:paragraph-rsid="000326a8"/>
    </style:style>
    <style:style style:name="P2" style:family="paragraph" style:parent-style-name="Standard">
      <style:text-properties officeooo:rsid="00040bfc" officeooo:paragraph-rsid="00040bfc"/>
    </style:style>
    <style:style style:name="P3" style:family="paragraph" style:parent-style-name="Standard">
      <style:text-properties officeooo:rsid="00040bfc" officeooo:paragraph-rsid="0016e059"/>
    </style:style>
    <style:style style:name="P4" style:family="paragraph" style:parent-style-name="Standard">
      <style:text-properties officeooo:rsid="000586cc" officeooo:paragraph-rsid="000586cc"/>
    </style:style>
    <style:style style:name="P5" style:family="paragraph" style:parent-style-name="Standard">
      <style:text-properties officeooo:rsid="0007a6e9" officeooo:paragraph-rsid="0007a6e9"/>
    </style:style>
    <style:style style:name="P6" style:family="paragraph" style:parent-style-name="Standard">
      <style:text-properties officeooo:rsid="0009319f" officeooo:paragraph-rsid="000b85a3"/>
    </style:style>
    <style:style style:name="P7" style:family="paragraph" style:parent-style-name="Standard">
      <style:text-properties officeooo:rsid="000b85a3" officeooo:paragraph-rsid="000f3014"/>
    </style:style>
    <style:style style:name="P8" style:family="paragraph" style:parent-style-name="Standard">
      <style:text-properties officeooo:rsid="000e4644" officeooo:paragraph-rsid="000e4644"/>
    </style:style>
    <style:style style:name="P9" style:family="paragraph" style:parent-style-name="Standard">
      <style:text-properties officeooo:rsid="001189f2" officeooo:paragraph-rsid="0011f709"/>
    </style:style>
    <style:style style:name="P10" style:family="paragraph" style:parent-style-name="Standard">
      <style:text-properties officeooo:rsid="001467d9" officeooo:paragraph-rsid="001467d9"/>
    </style:style>
    <style:style style:name="P11" style:family="paragraph" style:parent-style-name="Standard">
      <style:text-properties fo:font-weight="bold" officeooo:rsid="000326a8" officeooo:paragraph-rsid="000326a8" style:font-weight-asian="bold" style:font-weight-complex="bold"/>
    </style:style>
    <style:style style:name="P12" style:family="paragraph" style:parent-style-name="Standard">
      <style:text-properties officeooo:rsid="0016c46e" officeooo:paragraph-rsid="0016c46e"/>
    </style:style>
    <style:style style:name="P13" style:family="paragraph" style:parent-style-name="Standard">
      <style:text-properties officeooo:rsid="0018c3b1" officeooo:paragraph-rsid="0018c3b1"/>
    </style:style>
    <style:style style:name="P14" style:family="paragraph" style:parent-style-name="Standard">
      <style:paragraph-properties fo:margin-left="0.4925in" fo:margin-right="0in" fo:text-indent="0in" style:auto-text-indent="false"/>
      <style:text-properties officeooo:rsid="000f3014" officeooo:paragraph-rsid="000f3014"/>
    </style:style>
    <style:style style:name="P15" style:family="paragraph" style:parent-style-name="Standard">
      <style:paragraph-properties fo:margin-left="0.4925in" fo:margin-right="0in" fo:text-indent="0in" style:auto-text-indent="false"/>
      <style:text-properties officeooo:rsid="001860de" officeooo:paragraph-rsid="0016c46e"/>
    </style:style>
    <style:style style:name="P16" style:family="paragraph" style:parent-style-name="Standard">
      <style:paragraph-properties fo:margin-left="0.9846in" fo:margin-right="0in" fo:text-indent="0in" style:auto-text-indent="false"/>
      <style:text-properties officeooo:rsid="001860de" officeooo:paragraph-rsid="0016c46e"/>
    </style:style>
    <style:style style:name="P17" style:family="paragraph" style:parent-style-name="Standard">
      <style:paragraph-properties fo:margin-left="0.9846in" fo:margin-right="0in" fo:text-indent="0in" style:auto-text-indent="false"/>
      <style:text-properties officeooo:rsid="0016c46e" officeooo:paragraph-rsid="0016c46e"/>
    </style:style>
    <style:style style:name="P18" style:family="paragraph" style:parent-style-name="Standard">
      <style:paragraph-properties fo:margin-left="1.4772in" fo:margin-right="0in" fo:text-indent="0in" style:auto-text-indent="false"/>
      <style:text-properties officeooo:rsid="001860de" officeooo:paragraph-rsid="0016c46e"/>
    </style:style>
    <style:style style:name="P19" style:family="paragraph" style:parent-style-name="Standard">
      <style:paragraph-properties fo:margin-left="1.4772in" fo:margin-right="0in" fo:text-indent="0in" style:auto-text-indent="false"/>
      <style:text-properties officeooo:paragraph-rsid="0016c46e"/>
    </style:style>
    <style:style style:name="P20" style:family="paragraph" style:parent-style-name="Standard">
      <style:text-properties officeooo:rsid="001423b5" officeooo:paragraph-rsid="001423b5"/>
    </style:style>
    <style:style style:name="P21" style:family="paragraph" style:parent-style-name="Standard">
      <style:text-properties fo:font-style="italic" fo:font-weight="bold" officeooo:rsid="001f0c62" officeooo:paragraph-rsid="001f0c62" style:font-style-asian="italic" style:font-weight-asian="bold" style:font-style-complex="italic" style:font-weight-complex="bold"/>
    </style:style>
    <style:style style:name="P22" style:family="paragraph" style:parent-style-name="Standard">
      <style:text-properties officeooo:paragraph-rsid="001f0c62"/>
    </style:style>
    <style:style style:name="T1" style:family="text">
      <style:text-properties officeooo:rsid="000326a8"/>
    </style:style>
    <style:style style:name="T2" style:family="text">
      <style:text-properties officeooo:rsid="000586cc"/>
    </style:style>
    <style:style style:name="T3" style:family="text">
      <style:text-properties officeooo:rsid="0006c73c"/>
    </style:style>
    <style:style style:name="T4" style:family="text">
      <style:text-properties officeooo:rsid="0007a6e9"/>
    </style:style>
    <style:style style:name="T5" style:family="text">
      <style:text-properties officeooo:rsid="0009319f"/>
    </style:style>
    <style:style style:name="T6" style:family="text">
      <style:text-properties officeooo:rsid="000a4428"/>
    </style:style>
    <style:style style:name="T7" style:family="text">
      <style:text-properties officeooo:rsid="000d59ce"/>
    </style:style>
    <style:style style:name="T8" style:family="text">
      <style:text-properties officeooo:rsid="000ebda9"/>
    </style:style>
    <style:style style:name="T9" style:family="text">
      <style:text-properties officeooo:rsid="000f3014"/>
    </style:style>
    <style:style style:name="T10" style:family="text">
      <style:text-properties officeooo:rsid="0011f709"/>
    </style:style>
    <style:style style:name="T11" style:family="text">
      <style:text-properties officeooo:rsid="0012e150"/>
    </style:style>
    <style:style style:name="T12" style:family="text">
      <style:text-properties officeooo:rsid="001423b5"/>
    </style:style>
    <style:style style:name="T13" style:family="text">
      <style:text-properties officeooo:rsid="0016c46e"/>
    </style:style>
    <style:style style:name="T14" style:family="text">
      <style:text-properties officeooo:rsid="001b3883"/>
    </style:style>
    <style:style style:name="T15" style:family="text">
      <style:text-properties officeooo:rsid="00170535"/>
    </style:style>
    <style:style style:name="T16" style:family="text">
      <style:text-properties officeooo:rsid="001860de"/>
    </style:style>
    <style:style style:name="T17" style:family="text">
      <style:text-properties officeooo:rsid="001b3bd6"/>
    </style:style>
    <style:style style:name="T18" style:family="text">
      <style:text-properties officeooo:rsid="001cf5ba"/>
    </style:style>
    <style:style style:name="T19" style:family="text">
      <style:text-properties officeooo:rsid="001f0c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nstall ChirpStack on a Raspberry Pi Zero W Rak724<text:span text:style-name="T15">6</text:span>(G) gateway</text:p>
      <text:p text:style-name="P1"/>
      <text:p text:style-name="P3">These instruction<text:span text:style-name="T2">s</text:span> guide you through the process of installing and configuring ChirpStack on a <text:span text:style-name="T1">Raspberry Pi Zero W Rak7246(G) gateway. The guide is based on the ChirpStack OS Getting Started document at </text:span><text:a xlink:type="simple" xlink:href="https://www.chirpstack.io/gateway-os/use/getting-started/" text:style-name="Internet_20_link" text:visited-style-name="Visited_20_Internet_20_Link"><text:span text:style-name="T1">https://www.chirpstack.io/gateway-os/use/getting-started/</text:span></text:a><text:span text:style-name="T1"> with input from Jason (garenglic on ChirpStack forum). ChirpStack OS is a Linux-based embedded OS (using Yocto). </text:span></text:p>
      <text:p text:style-name="P2"/>
      <text:p text:style-name="P4">To start you need to download the <text:span text:style-name="T1">ChirpStack OS </text:span>image from <text:a xlink:type="simple" xlink:href="https://artifacts.chirpstack.io/downloads/chirpstack-gateway-os/raspberrypi/raspberrypi0-wifi/3.3.2/" text:style-name="Internet_20_link" text:visited-style-name="Visited_20_Internet_20_Link">https://artifacts.chirpstack.io/downloads/chirpstack-gateway-os/raspberrypi/raspberrypi0-wifi/3.3.2/</text:a>. There are two versions of <text:s/><text:span text:style-name="T1">ChirpStack OS </text:span>the full version which has all of the ChirpStack components and the base which only has the ChirpStack Concentratord and ChirpStack Gateway Bridge. We will be installing the full version since we want to have all of the components installed on the RPi Zero.</text:p>
      <text:p text:style-name="P4"/>
      <text:p text:style-name="P4">After downloading the <text:span text:style-name="T1">ChirpStack OS </text:span>image you need to use software such as Balena Etcher to flash a micro-SD card. Once the flashing is done you can insert the micro-SD card into the <text:span text:style-name="T1">Rak7246 </text:span>gateway and then power it up. Inserting the micro-SD card can be difficult. The writing on the micro-SD card should be facing up and the <text:span text:style-name="T3">card should be inserted horizontally at the top of the slot in the plastic case. If the card falls into the case you will need to unscrew and remove the case to access the card.</text:span></text:p>
      <text:p text:style-name="P4"/>
      <text:p text:style-name="P5">When the <text:span text:style-name="T1">Rak7246 gateway </text:span>is powered up after a minute or so you should see a WiFi access point named “ChirpStackAP” on your WiFi-enabled computer. Connect to that WiFi access point and then use ssh to log into the <text:span text:style-name="T1">Rak7246 gateway. </text:span>The IP address is 192.168.0.1 and the user name and password are both admin. This ssh command should work <text:span text:style-name="T5">in a terminal</text:span>: ssh <text:a xlink:type="simple" xlink:href="mailto:admin@192.168.0.1" text:style-name="Internet_20_link" text:visited-style-name="Visited_20_Internet_20_Link">admin@192.168.0.1</text:a> . Use admin for the password and then you should be logged into the <text:span text:style-name="T1">Rak7246 gateway.</text:span></text:p>
      <text:p text:style-name="P5"/>
      <text:p text:style-name="P12">Once you are connected to the gateway you need to edit two files:</text:p>
      <text:p text:style-name="P15"><text:span text:style-name="T13">1) </text:span>sudo <text:span text:style-name="T14">nano</text:span> /etc/chirpstack-application-server/chirpstack-application-server.toml</text:p>
      <text:p text:style-name="P17">add these lines:</text:p>
      <text:p text:style-name="P18">[application_server]</text:p>
      <text:p text:style-name="P18"><text:s text:c="2"/>[application_server.integration]</text:p>
      <text:p text:style-name="P18"><text:s text:c="4"/>[application_server.api]</text:p>
      <text:p text:style-name="P18"><text:s text:c="4"/>bind="0.0.0.0:8001"</text:p>
      <text:p text:style-name="P19"><text:span text:style-name="T16"><text:s text:c="4"/>public_host="</text:span><text:span text:style-name="T18">127.0.0.1</text:span><text:span text:style-name="T16">:8001"</text:span></text:p>
      <text:p text:style-name="P15"/>
      <text:p text:style-name="P15"><text:span text:style-name="T13">2) </text:span>sudo <text:span text:style-name="T14">nano</text:span> /etc/chirpstack-gateway-bridge/chirpstack-gateway-bridge.toml</text:p>
      <text:p text:style-name="P16">change marshaler="protobuf" to marshaler="json"</text:p>
      <text:p text:style-name="P5"/>
      <text:p text:style-name="P6">Type sudo gateway-config in the terminal to configure the gateway. <text:span text:style-name="T6">Again, the password is admin. The first task is to setup the concentrator. Select: 1 Setup LoRa concentrator shield. When you <text:s/>select the shield use either: 6 RAK2246 or 7 RAK2246G (with GNSS) depending on which gateway you are using. The RAK7246 has the <text:s/>RAK2246 shield and the The RAK7246G has the <text:s/>RAK2246G shield. Next, select the channel plan for your area (I selected 4 US915). Lastly select the channel-blocks if you are using the US915 plan. I selected 2 Channels 8 - 15 + 65. Keep selecting OK until you are back at the main screen.</text:span></text:p>
      <text:p text:style-name="P6"/>
      <text:p text:style-name="P9">The default gateway ID is 0101010101010101 and if you want to change that to another unique ID you can go to: 2 Edit ChirpStack Conectratord config then select 1 General configuration. In the editor that opens scroll down to the line with “gateway_id=”0101010101010101” and enter a new ID with the <text:soft-page-break/>same number (16) of hexidecimal characters (0-9 and a-f). <text:span text:style-name="T10">For example, I used </text:span>B827EBFFFE8DD8D5 <text:span text:style-name="T10">for my ID.</text:span></text:p>
      <text:p text:style-name="P6"/>
      <text:p text:style-name="P13">Next you need to set up the MQTT broker. Select 3 Edit ChirpStack Gateway Bridge config. In the next screen select 2 MQTT connection wizard. In the text box for the MQTT broker address type tcp://127.0.0.1:1883. <text:span text:style-name="T17">Unless you have a reason not to, select “No” for the following prompts.</text:span></text:p>
      <text:p text:style-name="P6"/>
      <text:p text:style-name="P7">If you want to set up the gateway so you can access it on your local WiFi network you will need to select: 6 Configure WIFI. Otherwise, you can continue to access the gateway using the <text:span text:style-name="T4">ChirpStackAP </text:span>access point. <text:span text:style-name="T7">Note that once you specify WiFi settings you cannot use the gateway-config GUI to switch back to using <text:s/></text:span>the <text:span text:style-name="T4">ChirpStackAP </text:span>access point. <text:span text:style-name="T9">If you do want to switch back to </text:span>using the <text:span text:style-name="T4">ChirpStackAP </text:span>access point <text:span text:style-name="T9">you need to :</text:span></text:p>
      <text:p text:style-name="P14">1) Delete the /var/lib/connman/wifi.config file</text:p>
      <text:p text:style-name="P14">2) Change Tethering=false back to Tethering=true in /var/lib/connman/settings</text:p>
      <text:p text:style-name="P6"/>
      <text:p text:style-name="P8">At this point the gateway should be set up. To confirm this open a web browser using a computer on the same network as the gateway and go to <text:span text:style-name="T12">the Application Server GUI using</text:span> this address: <text:a xlink:type="simple" xlink:href="http://IP/" text:style-name="Internet_20_link" text:visited-style-name="Visited_20_Internet_20_Link"><text:span text:style-name="T11">http://IP</text:span></text:a><text:span text:style-name="T11"> address:8080 where “IP address” is the IP address you use to access the gateway. For example since I switched to using WiFi I access the Application Server GUI using </text:span><text:a xlink:type="simple" xlink:href="http://10.0.0.19:8080/" text:style-name="Internet_20_link" text:visited-style-name="Visited_20_Internet_20_Link"><text:span text:style-name="T11">http://10.0.0.19:8080</text:span></text:a><text:span text:style-name="T11"> since that is the IP address on my local network. </text:span>This should open a login screen. The default username and password is admin. Once you log in you can start to configure the gateway. <text:span text:style-name="T8">You can use the ConnectToChirpStackApplicationGateway document to setup up the configuration.</text:span></text:p>
      <text:p text:style-name="P8"/>
      <text:p text:style-name="P10">If you don’t know the IP address of your gateway after you configure it for WiFi you can use a phone app (I use Network Scanner) to see the IP address of all the devices on a network. You need to ensure that your phone (or computer if you’re using that) are on the same network as the gateway.</text:p>
      <text:p text:style-name="P8"/>
      <text:p text:style-name="P20">This setup assumes you want the full ChirpStack installation on the gateway. If you want to put ChirpStack components on other servers you will need to edit the configuration files as explained in the SetupDigitalOceanServer document. </text:p>
      <text:p text:style-name="P20"/>
      <text:p text:style-name="P21">Accessing the gateway in the field</text:p>
      <text:p text:style-name="P22"><text:span text:style-name="T19">If you are in the field without access to a WiFi signal you need to have an alternate way to communicate with the gateway. One way to do this is to put the gateway into AP mode so it is broadcasting it’s own WiFi signal. To set that up before you go to the field log into the Rpi Zero then type: sudo gateway-config then select “Configure WIF” then “Enable AP Mode/Disable Client Mode”. Next, reboot the gateway and after a couple minutes you should see the WiFi signal from Rakwireless_XXXX with you search for WiFi networks using your phone or computer. Select the Rakwireless hotspot on your computer and enter the password: rakwireless. From your computer you can ssh into the Rpi Zero using: ssh </text:span><text:a xlink:type="simple" xlink:href="mailto:pi@192.168.230.1" text:style-name="Internet_20_link" text:visited-style-name="Visited_20_Internet_20_Link"><text:span text:style-name="T19">pi@192.168.230.1</text:span></text:a><text:span text:style-name="T19"> <text:s/>the password is the same as you were using before. From this point you can interact with the Rpi Zero but you will not have access to the Internet unless you activate a cellular modem.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ed Horning</meta:initial-creator>
    <meta:creation-date>2020-09-11T09:54:55.418430912</meta:creation-date>
    <dc:date>2020-10-01T17:10:00.010408727</dc:date>
    <meta:editing-duration>PT4H50M31S</meta:editing-duration>
    <meta:editing-cycles>23</meta:editing-cycles>
    <meta:generator>LibreOffice/6.4.6.2$Linux_X86_64 LibreOffice_project/40$Build-2</meta:generator>
    <meta:document-statistic meta:table-count="0" meta:image-count="0" meta:object-count="0" meta:page-count="2" meta:paragraph-count="26" meta:word-count="1020" meta:character-count="6254" meta:non-whitespace-character-count="5237"/>
  </office:meta>
</office:document-meta>
</file>